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2cm" fo:min-width="3.5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3.81cm" svg:height="1.778cm" svg:x="10.484cm" svg:y="4.21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7.906cm" svg:height="2.794cm" svg:x="8.036cm" svg:y="8.6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572cm" svg:height="2.794cm" svg:x="0.562cm" svg:y="8.6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1.578cm" svg:height="1.53cm" svg:x="6.042cm" svg:y="9.34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" draw:id="id4" draw:layer="layout" svg:width="1.54cm" svg:height="1.53cm" svg:x="16.918cm" svg:y="9.34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5" draw:id="id5" draw:layer="layout" svg:width="5.988cm" svg:height="2.794cm" svg:x="19.366cm" svg:y="8.6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21cm" svg:height="0.806cm" svg:x="0.724cm" svg:y="9.704cm">
          <draw:text-box>
            <text:p><text:span text:style-name="T1">List concept sets</text:span></text:p>
          </draw:text-box>
        </draw:frame>
        <draw:frame draw:style-name="gr5" draw:text-style-name="P2" draw:layer="layout" svg:width="7.906cm" svg:height="0.806cm" svg:x="8.02cm" svg:y="9.704cm">
          <draw:text-box>
            <text:p><text:span text:style-name="T1">Match SNPs with concept profiles</text:span></text:p>
          </draw:text-box>
        </draw:frame>
        <draw:frame draw:style-name="gr6" draw:text-style-name="P2" xml:id="id10" draw:id="id10" draw:layer="layout" svg:width="5.988cm" svg:height="0.806cm" svg:x="19.366cm" svg:y="9.704cm">
          <draw:text-box>
            <text:p><text:span text:style-name="T1">Find supporting literature</text:span></text:p>
          </draw:text-box>
        </draw:frame>
        <draw:frame draw:style-name="gr4" draw:layer="layout" svg:width="2.123cm" svg:height="0.962cm" svg:x="11.246cm" svg:y="4.624cm">
          <draw:text-box>
            <text:p>SNPs</text:p>
          </draw:text-box>
        </draw:frame>
        <draw:connector draw:style-name="gr7" draw:text-style-name="P1" draw:layer="layout" draw:type="line" svg:x1="5.134cm" svg:y1="10.085cm" svg:x2="6.042cm" svg:y2="10.109cm" draw:start-shape="id1" draw:start-glue-point="7" draw:end-shape="id2" draw:end-glue-point="5" svg:d="m5134 10085 908 24">
          <text:p/>
        </draw:connector>
        <draw:connector draw:style-name="gr7" draw:text-style-name="P1" draw:layer="layout" draw:type="line" svg:x1="15.942cm" svg:y1="10.085cm" svg:x2="16.918cm" svg:y2="10.109cm" draw:start-shape="id3" draw:start-glue-point="7" draw:end-shape="id4" draw:end-glue-point="5" svg:d="m15942 10085 976 24">
          <text:p/>
        </draw:connector>
        <draw:connector draw:style-name="gr7" draw:text-style-name="P1" draw:layer="layout" draw:type="line" svg:x1="18.458cm" svg:y1="10.109cm" svg:x2="19.366cm" svg:y2="10.085cm" draw:start-shape="id4" draw:start-glue-point="7" draw:end-shape="id5" draw:end-glue-point="5" svg:d="m18458 10109 908-24">
          <text:p/>
        </draw:connector>
        <draw:connector draw:style-name="gr7" draw:text-style-name="P1" draw:layer="layout" draw:type="line" svg:x1="12.001cm" svg:y1="5.994cm" svg:x2="11.989cm" svg:y2="8.688cm" draw:start-shape="id6" draw:start-glue-point="7" draw:end-shape="id3" draw:end-glue-point="4" svg:d="m12001 5994-12 2694">
          <text:p/>
        </draw:connector>
        <draw:custom-shape draw:style-name="gr1" draw:text-style-name="P1" xml:id="id7" draw:id="id7" draw:layer="layout" svg:width="5.842cm" svg:height="1.778cm" svg:x="3.38cm" svg:y="14.17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layer="layout" svg:width="4.202cm" svg:height="0.962cm" svg:x="4.142cm" svg:y="14.584cm">
          <draw:text-box>
            <text:p>Concept sets</text:p>
          </draw:text-box>
        </draw:frame>
        <draw:connector draw:style-name="gr7" draw:text-style-name="P1" draw:layer="layout" draw:type="line" svg:x1="6.831cm" svg:y1="10.874cm" svg:x2="6.885cm" svg:y2="14.176cm" draw:start-shape="id2" draw:start-glue-point="6" draw:end-shape="id7" draw:end-glue-point="4" svg:d="m6831 10874 54 3302">
          <text:p/>
        </draw:connector>
        <draw:connector draw:style-name="gr7" draw:text-style-name="P1" draw:layer="layout" draw:type="lines" svg:x1="8.627cm" svg:y1="15.065cm" svg:x2="11.989cm" svg:y2="11.482cm" draw:start-shape="id7" draw:start-glue-point="9" draw:end-shape="id3" draw:end-glue-point="6" svg:d="m8627 15065h1097l2265-3081v-502">
          <text:p/>
        </draw:connector>
        <draw:custom-shape draw:style-name="gr2" draw:text-style-name="P1" xml:id="id8" draw:id="id8" draw:layer="layout" svg:width="8.636cm" svg:height="2.794cm" svg:x="16.726cm" svg:y="3.7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8.112cm" svg:height="0.806cm" svg:x="16.78cm" svg:y="4.59cm">
          <draw:text-box>
            <text:p><text:span text:style-name="T1">Query KEGG pathways with SNPs</text:span></text:p>
          </draw:text-box>
        </draw:frame>
        <draw:connector draw:style-name="gr7" draw:text-style-name="P1" draw:layer="layout" draw:type="line" svg:x1="13.906cm" svg:y1="5.105cm" svg:x2="16.726cm" svg:y2="5.099cm" draw:start-shape="id6" draw:start-glue-point="9" draw:end-shape="id8" draw:end-glue-point="5" svg:d="m13906 5105 2820-6">
          <text:p/>
        </draw:connector>
        <draw:custom-shape draw:style-name="gr8" draw:text-style-name="P1" xml:id="id9" draw:id="id9" draw:layer="layout" svg:width="1.27cm" svg:height="1.27cm" svg:x="26.162cm" svg:y="6.90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7" draw:text-style-name="P1" draw:layer="layout" svg:x1="25.362cm" svg:y1="5.099cm" svg:x2="26.797cm" svg:y2="6.904cm" draw:start-shape="id8" draw:start-glue-point="7" draw:end-shape="id9" svg:d="m25362 5099h1435v1805">
          <text:p/>
        </draw:connector>
        <draw:connector draw:style-name="gr7" draw:text-style-name="P1" draw:layer="layout" svg:x1="25.354cm" svg:y1="10.107cm" svg:x2="26.797cm" svg:y2="8.174cm" draw:start-shape="id10" draw:start-glue-point="1" draw:end-shape="id9" draw:end-glue-point="6" svg:d="m25354 10107h1443v-1933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mhettne </meta:initial-creator>
    <meta:creation-date>2012-09-14T11:21:03</meta:creation-date>
    <dc:date>2012-09-14T11:57:14</dc:date>
    <dc:creator>kmhettne </dc:creator>
    <meta:editing-duration>PT8M28S</meta:editing-duration>
    <meta:editing-cycles>2</meta:editing-cycles>
    <meta:generator>LibreOffice/3.5$Linux_X86_64 LibreOffice_project/350m1$Build-2</meta:generator>
    <meta:document-statistic meta:object-count="47"/>
  </office:meta>
</office:document-meta>
</file>